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15.3661in" svg:height="6.0024in" svg:x="2.6224in" svg:y="0.8472in">
            <draw:object draw:notify-on-update-of-ranges="wykres.A1:wykres.A1000 wykres.B1:wykres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1875" calcext:value-type="float">
            <text:p>0.671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9012" calcext:value-type="float">
            <text:p>0.679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95" calcext:value-type="float">
            <text:p>0.68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944" calcext:value-type="float">
            <text:p>0.631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0473" calcext:value-type="float">
            <text:p>0.680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7959" calcext:value-type="float">
            <text:p>0.647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556" calcext:value-type="float">
            <text:p>0.63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1094" calcext:value-type="float">
            <text:p>0.621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09" calcext:value-type="float">
            <text:p>0.66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6543" calcext:value-type="float">
            <text:p>0.6265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205" calcext:value-type="float">
            <text:p>0.66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75" calcext:value-type="float">
            <text:p>0.6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32653" calcext:value-type="float">
            <text:p>0.6326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7769" calcext:value-type="float">
            <text:p>0.6177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8393" calcext:value-type="float">
            <text:p>0.648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3264" calcext:value-type="float">
            <text:p>0.62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4" calcext:value-type="float">
            <text:p>0.6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574" calcext:value-type="float">
            <text:p>0.625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963" calcext:value-type="float">
            <text:p>0.62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6071" calcext:value-type="float">
            <text:p>0.6160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0904" calcext:value-type="float">
            <text:p>0.640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6667" calcext:value-type="float">
            <text:p>0.61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958" calcext:value-type="float">
            <text:p>0.6399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1836" calcext:value-type="float">
            <text:p>0.6318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30854" calcext:value-type="float">
            <text:p>0.6308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1972" calcext:value-type="float">
            <text:p>0.6219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26122" calcext:value-type="float">
            <text:p>0.626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034" calcext:value-type="float">
            <text:p>0.610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30387" calcext:value-type="float">
            <text:p>0.6303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2576" calcext:value-type="float">
            <text:p>0.622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2617" calcext:value-type="float">
            <text:p>0.6226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1875" calcext:value-type="float">
            <text:p>0.6118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9982" calcext:value-type="float">
            <text:p>0.6299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3946" calcext:value-type="float">
            <text:p>0.6139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1152" calcext:value-type="float">
            <text:p>0.631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345" calcext:value-type="float">
            <text:p>0.623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9753" calcext:value-type="float">
            <text:p>0.6197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13894" calcext:value-type="float">
            <text:p>0.6138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9697" calcext:value-type="float">
            <text:p>0.6296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7622" calcext:value-type="float">
            <text:p>0.6176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7655" calcext:value-type="float">
            <text:p>0.6276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19377" calcext:value-type="float">
            <text:p>0.6193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3536" calcext:value-type="float">
            <text:p>0.613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625" calcext:value-type="float">
            <text:p>0.627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6941" calcext:value-type="float">
            <text:p>0.6169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1157" calcext:value-type="float">
            <text:p>0.621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477" calcext:value-type="float">
            <text:p>0.614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5266" calcext:value-type="float">
            <text:p>0.6152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088" calcext:value-type="float">
            <text:p>0.61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3671" calcext:value-type="float">
            <text:p>0.6236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1944" calcext:value-type="float">
            <text:p>0.6119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4295" calcext:value-type="float">
            <text:p>0.624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9927" calcext:value-type="float">
            <text:p>0.6199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8544" calcext:value-type="float">
            <text:p>0.618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99" calcext:value-type="float">
            <text:p>0.614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18935" calcext:value-type="float">
            <text:p>0.6189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09504" calcext:value-type="float">
            <text:p>0.6095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0851" calcext:value-type="float">
            <text:p>0.6208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16566" calcext:value-type="float">
            <text:p>0.6165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7307" calcext:value-type="float">
            <text:p>0.6173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9592" calcext:value-type="float">
            <text:p>0.6095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0313" calcext:value-type="float">
            <text:p>0.6203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2461" calcext:value-type="float">
            <text:p>0.6124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2819" calcext:value-type="float">
            <text:p>0.6228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9248" calcext:value-type="float">
            <text:p>0.6192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7067" calcext:value-type="float">
            <text:p>0.6170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34" calcext:value-type="float">
            <text:p>0.6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7811" calcext:value-type="float">
            <text:p>0.6178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9961" calcext:value-type="float">
            <text:p>0.6099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9612" calcext:value-type="float">
            <text:p>0.6196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4219" calcext:value-type="float">
            <text:p>0.6142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5607" calcext:value-type="float">
            <text:p>0.6156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2582" calcext:value-type="float">
            <text:p>0.6125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1716" calcext:value-type="float">
            <text:p>0.6217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3804" calcext:value-type="float">
            <text:p>0.613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7163" calcext:value-type="float">
            <text:p>0.6171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14251" calcext:value-type="float">
            <text:p>0.6142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5009" calcext:value-type="float">
            <text:p>0.615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1441" calcext:value-type="float">
            <text:p>0.611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19997" calcext:value-type="float">
            <text:p>0.6199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222" calcext:value-type="float">
            <text:p>0.612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623" calcext:value-type="float">
            <text:p>0.616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3303" calcext:value-type="float">
            <text:p>0.613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059" calcext:value-type="float">
            <text:p>0.6140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1476" calcext:value-type="float">
            <text:p>0.6114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626" calcext:value-type="float">
            <text:p>0.6146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8832" calcext:value-type="float">
            <text:p>0.6088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675" calcext:value-type="float">
            <text:p>0.616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2974" calcext:value-type="float">
            <text:p>0.6129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12897" calcext:value-type="float">
            <text:p>0.61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16312" calcext:value-type="float">
            <text:p>0.6163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0438" calcext:value-type="float">
            <text:p>0.6104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17872" calcext:value-type="float">
            <text:p>0.6178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4922" calcext:value-type="float">
            <text:p>0.6149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11973" calcext:value-type="float">
            <text:p>0.6119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09737" calcext:value-type="float">
            <text:p>0.6097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691" calcext:value-type="float">
            <text:p>0.616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11711" calcext:value-type="float">
            <text:p>0.6117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8719" calcext:value-type="float">
            <text:p>0.6187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14132" calcext:value-type="float">
            <text:p>0.6141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14804" calcext:value-type="float">
            <text:p>0.6148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1527" calcext:value-type="float">
            <text:p>0.6115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8294" calcext:value-type="float">
            <text:p>0.6182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13035" calcext:value-type="float">
            <text:p>0.6130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15728" calcext:value-type="float">
            <text:p>0.6157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13481" calcext:value-type="float">
            <text:p>0.613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13558" calcext:value-type="float">
            <text:p>0.6135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1534" calcext:value-type="float">
            <text:p>0.6115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4858" calcext:value-type="float">
            <text:p>0.614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9097" calcext:value-type="float">
            <text:p>0.6090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4097" calcext:value-type="float">
            <text:p>0.6140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2134" calcext:value-type="float">
            <text:p>0.6121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2797" calcext:value-type="float">
            <text:p>0.6127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0757" calcext:value-type="float">
            <text:p>0.610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3824" calcext:value-type="float">
            <text:p>0.6138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8655" calcext:value-type="float">
            <text:p>0.608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4731" calcext:value-type="float">
            <text:p>0.6147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2976" calcext:value-type="float">
            <text:p>0.6129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13605" calcext:value-type="float">
            <text:p>0.6136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882" calcext:value-type="float">
            <text:p>0.6098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15757" calcext:value-type="float">
            <text:p>0.615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11054" calcext:value-type="float">
            <text:p>0.6110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1411" calcext:value-type="float">
            <text:p>0.614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233" calcext:value-type="float">
            <text:p>0.612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1193" calcext:value-type="float">
            <text:p>0.6111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9159" calcext:value-type="float">
            <text:p>0.6091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479" calcext:value-type="float">
            <text:p>0.614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10534" calcext:value-type="float">
            <text:p>0.6105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6065" calcext:value-type="float">
            <text:p>0.616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12194" calcext:value-type="float">
            <text:p>0.6121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2796" calcext:value-type="float">
            <text:p>0.6127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1139" calcext:value-type="float">
            <text:p>0.6111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4358" calcext:value-type="float">
            <text:p>0.6143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10484" calcext:value-type="float">
            <text:p>0.6104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2747" calcext:value-type="float">
            <text:p>0.6127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1137" calcext:value-type="float">
            <text:p>0.6111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0625" calcext:value-type="float">
            <text:p>0.6106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8976" calcext:value-type="float">
            <text:p>0.6089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14162" calcext:value-type="float">
            <text:p>0.614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556" calcext:value-type="float">
            <text:p>0.6095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14666" calcext:value-type="float">
            <text:p>0.6146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2838" calcext:value-type="float">
            <text:p>0.6128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13055" calcext:value-type="float">
            <text:p>0.6130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179" calcext:value-type="float">
            <text:p>0.6101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1232" calcext:value-type="float">
            <text:p>0.612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0844" calcext:value-type="float">
            <text:p>0.608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13372" calcext:value-type="float">
            <text:p>0.6133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1881" calcext:value-type="float">
            <text:p>0.6118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2436" calcext:value-type="float">
            <text:p>0.612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9805" calcext:value-type="float">
            <text:p>0.609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12438" calcext:value-type="float">
            <text:p>0.6124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9015" calcext:value-type="float">
            <text:p>0.6090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376" calcext:value-type="float">
            <text:p>0.613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2247" calcext:value-type="float">
            <text:p>0.6122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0725" calcext:value-type="float">
            <text:p>0.6107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9341" calcext:value-type="float">
            <text:p>0.6093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397" calcext:value-type="float">
            <text:p>0.613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10084" calcext:value-type="float">
            <text:p>0.6100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13809" calcext:value-type="float">
            <text:p>0.6138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11038" calcext:value-type="float">
            <text:p>0.6110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1299" calcext:value-type="float">
            <text:p>0.6112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989" calcext:value-type="float">
            <text:p>0.609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14354" calcext:value-type="float">
            <text:p>0.614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1012" calcext:value-type="float">
            <text:p>0.6110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11886" calcext:value-type="float">
            <text:p>0.6118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10118" calcext:value-type="float">
            <text:p>0.6101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0648" calcext:value-type="float">
            <text:p>0.6106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9361" calcext:value-type="float">
            <text:p>0.6093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13682" calcext:value-type="float">
            <text:p>0.6136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09846" calcext:value-type="float">
            <text:p>0.6098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4114" calcext:value-type="float">
            <text:p>0.6141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11732" calcext:value-type="float">
            <text:p>0.6117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12231" calcext:value-type="float">
            <text:p>0.6122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10793" calcext:value-type="float">
            <text:p>0.610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2622" calcext:value-type="float">
            <text:p>0.6126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9521" calcext:value-type="float">
            <text:p>0.6095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2171" calcext:value-type="float">
            <text:p>0.6121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10882" calcext:value-type="float">
            <text:p>0.6108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10481" calcext:value-type="float">
            <text:p>0.6104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08061" calcext:value-type="float">
            <text:p>0.6080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12127" calcext:value-type="float">
            <text:p>0.6121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09239" calcext:value-type="float">
            <text:p>0.6092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13251" calcext:value-type="float">
            <text:p>0.6132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2047" calcext:value-type="float">
            <text:p>0.6120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0835" calcext:value-type="float">
            <text:p>0.6108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8991" calcext:value-type="float">
            <text:p>0.6089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2925" calcext:value-type="float">
            <text:p>0.6129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0981" calcext:value-type="float">
            <text:p>0.609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3697" calcext:value-type="float">
            <text:p>0.613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1575" calcext:value-type="float">
            <text:p>0.6115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12039" calcext:value-type="float">
            <text:p>0.6120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10896" calcext:value-type="float">
            <text:p>0.6108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13046" calcext:value-type="float">
            <text:p>0.6130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0126" calcext:value-type="float">
            <text:p>0.6101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1802" calcext:value-type="float">
            <text:p>0.6118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0684" calcext:value-type="float">
            <text:p>0.6106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10959" calcext:value-type="float">
            <text:p>0.6109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9537" calcext:value-type="float">
            <text:p>0.6095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1959" calcext:value-type="float">
            <text:p>0.6119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8322" calcext:value-type="float">
            <text:p>0.6083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12003" calcext:value-type="float">
            <text:p>0.6120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10871" calcext:value-type="float">
            <text:p>0.6108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11321" calcext:value-type="float">
            <text:p>0.6113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1025" calcext:value-type="float">
            <text:p>0.610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11855" calcext:value-type="float">
            <text:p>0.6118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9289" calcext:value-type="float">
            <text:p>0.60928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1332" calcext:value-type="float">
            <text:p>0.6113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0281" calcext:value-type="float">
            <text:p>0.6102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0725" calcext:value-type="float">
            <text:p>0.6107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08492" calcext:value-type="float">
            <text:p>0.6084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1086" calcext:value-type="float">
            <text:p>0.6108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08291" calcext:value-type="float">
            <text:p>0.6082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11776" calcext:value-type="float">
            <text:p>0.6117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0152" calcext:value-type="float">
            <text:p>0.6101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9481" calcext:value-type="float">
            <text:p>0.6094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8485" calcext:value-type="float">
            <text:p>0.608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11908" calcext:value-type="float">
            <text:p>0.6119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09322" calcext:value-type="float">
            <text:p>0.6093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12708" calcext:value-type="float">
            <text:p>0.6127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10718" calcext:value-type="float">
            <text:p>0.6107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0994" calcext:value-type="float">
            <text:p>0.609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08855" calcext:value-type="float">
            <text:p>0.6088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2187" calcext:value-type="float">
            <text:p>0.6121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09595" calcext:value-type="float">
            <text:p>0.6095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1082" calcext:value-type="float">
            <text:p>0.6110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008" calcext:value-type="float">
            <text:p>0.61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10497" calcext:value-type="float">
            <text:p>0.6104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08767" calcext:value-type="float">
            <text:p>0.6087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12017" calcext:value-type="float">
            <text:p>0.6120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9149" calcext:value-type="float">
            <text:p>0.6091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12369" calcext:value-type="float">
            <text:p>0.6123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11075" calcext:value-type="float">
            <text:p>0.6110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11543" calcext:value-type="float">
            <text:p>0.6115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0572" calcext:value-type="float">
            <text:p>0.6105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11195" calcext:value-type="float">
            <text:p>0.6111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0888" calcext:value-type="float">
            <text:p>0.608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11041" calcext:value-type="float">
            <text:p>0.6110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10025" calcext:value-type="float">
            <text:p>0.6100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10426" calcext:value-type="float">
            <text:p>0.6104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8752" calcext:value-type="float">
            <text:p>0.6087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11847" calcext:value-type="float">
            <text:p>0.6118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09269" calcext:value-type="float">
            <text:p>0.6092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11336" calcext:value-type="float">
            <text:p>0.6113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0438" calcext:value-type="float">
            <text:p>0.6104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9596" calcext:value-type="float">
            <text:p>0.609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08749" calcext:value-type="float">
            <text:p>0.6087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11773" calcext:value-type="float">
            <text:p>0.6117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9564" calcext:value-type="float">
            <text:p>0.6095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11306" calcext:value-type="float">
            <text:p>0.6113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09453" calcext:value-type="float">
            <text:p>0.6094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09724" calcext:value-type="float">
            <text:p>0.6097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08866" calcext:value-type="float">
            <text:p>0.6088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1182" calcext:value-type="float">
            <text:p>0.611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0949" calcext:value-type="float">
            <text:p>0.609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10822" calcext:value-type="float">
            <text:p>0.6108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9291" calcext:value-type="float">
            <text:p>0.6092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09673" calcext:value-type="float">
            <text:p>0.60967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8808" calcext:value-type="float">
            <text:p>0.6088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11697" calcext:value-type="float">
            <text:p>0.6116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0915" calcext:value-type="float">
            <text:p>0.609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12015" calcext:value-type="float">
            <text:p>0.6120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10983" calcext:value-type="float">
            <text:p>0.6109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1038" calcext:value-type="float">
            <text:p>0.610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09556" calcext:value-type="float">
            <text:p>0.6095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1042" calcext:value-type="float">
            <text:p>0.610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08315" calcext:value-type="float">
            <text:p>0.6083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11125" calcext:value-type="float">
            <text:p>0.6111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10307" calcext:value-type="float">
            <text:p>0.6103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10565" calcext:value-type="float">
            <text:p>0.6105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08661" calcext:value-type="float">
            <text:p>0.6086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11428" calcext:value-type="float">
            <text:p>0.6114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09414" calcext:value-type="float">
            <text:p>0.6094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2156" calcext:value-type="float">
            <text:p>0.6121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1325" calcext:value-type="float">
            <text:p>0.6113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0588" calcext:value-type="float">
            <text:p>0.6105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26" calcext:value-type="float">
            <text:p>0.609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0849" calcext:value-type="float">
            <text:p>0.610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08929" calcext:value-type="float">
            <text:p>0.6089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1235" calcext:value-type="float">
            <text:p>0.6112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9691" calcext:value-type="float">
            <text:p>0.6096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10042" calcext:value-type="float">
            <text:p>0.6100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09249" calcext:value-type="float">
            <text:p>0.6092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119" calcext:value-type="float">
            <text:p>0.61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09688" calcext:value-type="float">
            <text:p>0.6096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0893" calcext:value-type="float">
            <text:p>0.6108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1006" calcext:value-type="float">
            <text:p>0.610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1004" calcext:value-type="float">
            <text:p>0.610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9286" calcext:value-type="float">
            <text:p>0.6092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11123" calcext:value-type="float">
            <text:p>0.6111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08833" calcext:value-type="float">
            <text:p>0.6088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10358" calcext:value-type="float">
            <text:p>0.6103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09611" calcext:value-type="float">
            <text:p>0.6096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09951" calcext:value-type="float">
            <text:p>0.6099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09061" calcext:value-type="float">
            <text:p>0.6090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10234" calcext:value-type="float">
            <text:p>0.6102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08302" calcext:value-type="float">
            <text:p>0.6083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10839" calcext:value-type="float">
            <text:p>0.6108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09409" calcext:value-type="float">
            <text:p>0.6094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9744" calcext:value-type="float">
            <text:p>0.6097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314" calcext:value-type="float">
            <text:p>0.6083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10819" calcext:value-type="float">
            <text:p>0.6108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08882" calcext:value-type="float">
            <text:p>0.6088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11367" calcext:value-type="float">
            <text:p>0.61136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0643" calcext:value-type="float">
            <text:p>0.6106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09675" calcext:value-type="float">
            <text:p>0.6096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8947" calcext:value-type="float">
            <text:p>0.6089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9618" calcext:value-type="float">
            <text:p>0.6096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1305" calcext:value-type="float">
            <text:p>0.6113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999" calcext:value-type="float">
            <text:p>0.609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1031" calcext:value-type="float">
            <text:p>0.610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09072" calcext:value-type="float">
            <text:p>0.6090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0827" calcext:value-type="float">
            <text:p>0.6108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912" calcext:value-type="float">
            <text:p>0.609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9922" calcext:value-type="float">
            <text:p>0.6099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9234" calcext:value-type="float">
            <text:p>0.6092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9554" calcext:value-type="float">
            <text:p>0.6095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8817" calcext:value-type="float">
            <text:p>0.6088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10222" calcext:value-type="float">
            <text:p>0.6102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07998" calcext:value-type="float">
            <text:p>0.607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0354" calcext:value-type="float">
            <text:p>0.6103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09659" calcext:value-type="float">
            <text:p>0.6096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09898" calcext:value-type="float">
            <text:p>0.6098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09228" calcext:value-type="float">
            <text:p>0.6092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0301" calcext:value-type="float">
            <text:p>0.6103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08374" calcext:value-type="float">
            <text:p>0.6083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0686" calcext:value-type="float">
            <text:p>0.6106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09809" calcext:value-type="float">
            <text:p>0.6098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0115" calcext:value-type="float">
            <text:p>0.6101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08746" calcext:value-type="float">
            <text:p>0.6087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034" calcext:value-type="float">
            <text:p>0.610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08623" calcext:value-type="float">
            <text:p>0.6086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0077" calcext:value-type="float">
            <text:p>0.6100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08805" calcext:value-type="float">
            <text:p>0.6088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08164" calcext:value-type="float">
            <text:p>0.6081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0411" calcext:value-type="float">
            <text:p>0.6104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08758" calcext:value-type="float">
            <text:p>0.6087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0988" calcext:value-type="float">
            <text:p>0.6109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09461" calcext:value-type="float">
            <text:p>0.6094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095" calcext:value-type="float">
            <text:p>0.60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08624" calcext:value-type="float">
            <text:p>0.6086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0831" calcext:value-type="float">
            <text:p>0.6108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09236" calcext:value-type="float">
            <text:p>0.6092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0252" calcext:value-type="float">
            <text:p>0.6102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09606" calcext:value-type="float">
            <text:p>0.6096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09208" calcext:value-type="float">
            <text:p>0.6092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08587" calcext:value-type="float">
            <text:p>0.6085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10757" calcext:value-type="float">
            <text:p>0.6107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0885" calcext:value-type="float">
            <text:p>0.608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1073" calcext:value-type="float">
            <text:p>0.6107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0108" calcext:value-type="float">
            <text:p>0.6101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009" calcext:value-type="float">
            <text:p>0.610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08916" calcext:value-type="float">
            <text:p>0.6089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09908" calcext:value-type="float">
            <text:p>0.6099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08371" calcext:value-type="float">
            <text:p>0.60837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0495" calcext:value-type="float">
            <text:p>0.6104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09781" calcext:value-type="float">
            <text:p>0.60978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0006" calcext:value-type="float">
            <text:p>0.6100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08817" calcext:value-type="float">
            <text:p>0.6088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0073" calcext:value-type="float">
            <text:p>0.6100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08531" calcext:value-type="float">
            <text:p>0.6085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062" calcext:value-type="float">
            <text:p>0.610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09647" calcext:value-type="float">
            <text:p>0.6096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09244" calcext:value-type="float">
            <text:p>0.6092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08611" calcext:value-type="float">
            <text:p>0.6086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10115" calcext:value-type="float">
            <text:p>0.6101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08403" calcext:value-type="float">
            <text:p>0.6084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10459" calcext:value-type="float">
            <text:p>0.6104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09245" calcext:value-type="float">
            <text:p>0.6092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09523" calcext:value-type="float">
            <text:p>0.6095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0894" calcext:value-type="float">
            <text:p>0.608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10973" calcext:value-type="float">
            <text:p>0.6109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9531" calcext:value-type="float">
            <text:p>0.6095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09607" calcext:value-type="float">
            <text:p>0.6096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0903" calcext:value-type="float">
            <text:p>0.609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09252" calcext:value-type="float">
            <text:p>0.6092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08666" calcext:value-type="float">
            <text:p>0.6086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10669" calcext:value-type="float">
            <text:p>0.61066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08803" calcext:value-type="float">
            <text:p>0.6088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10298" calcext:value-type="float">
            <text:p>0.6102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09645" calcext:value-type="float">
            <text:p>0.6096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09079" calcext:value-type="float">
            <text:p>0.6090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09998" calcext:value-type="float">
            <text:p>0.60999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08452" calcext:value-type="float">
            <text:p>0.6084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10416" calcext:value-type="float">
            <text:p>0.6104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9852" calcext:value-type="float">
            <text:p>0.6098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09513" calcext:value-type="float">
            <text:p>0.6095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08469" calcext:value-type="float">
            <text:p>0.60846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0413" calcext:value-type="float">
            <text:p>0.6104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09013" calcext:value-type="float">
            <text:p>0.6090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0428" calcext:value-type="float">
            <text:p>0.6104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09861" calcext:value-type="float">
            <text:p>0.6098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09486" calcext:value-type="float">
            <text:p>0.6094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08526" calcext:value-type="float">
            <text:p>0.6085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09886" calcext:value-type="float">
            <text:p>0.6098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8438" calcext:value-type="float">
            <text:p>0.6084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10344" calcext:value-type="float">
            <text:p>0.6103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09274" calcext:value-type="float">
            <text:p>0.6092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09533" calcext:value-type="float">
            <text:p>0.6095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08982" calcext:value-type="float">
            <text:p>0.6089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0117" calcext:value-type="float">
            <text:p>0.6101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08713" calcext:value-type="float">
            <text:p>0.6087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09592" calcext:value-type="float">
            <text:p>0.6095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08884" calcext:value-type="float">
            <text:p>0.6088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09141" calcext:value-type="float">
            <text:p>0.6091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08291" calcext:value-type="float">
            <text:p>0.6082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10153" calcext:value-type="float">
            <text:p>0.6101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08339" calcext:value-type="float">
            <text:p>0.6083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10192" calcext:value-type="float">
            <text:p>0.6101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09662" calcext:value-type="float">
            <text:p>0.6096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09868" calcext:value-type="float">
            <text:p>0.6098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09308" calcext:value-type="float">
            <text:p>0.6093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09988" calcext:value-type="float">
            <text:p>0.6099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0867" calcext:value-type="float">
            <text:p>0.608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09771" calcext:value-type="float">
            <text:p>0.6097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0924" calcext:value-type="float">
            <text:p>0.609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09011" calcext:value-type="float">
            <text:p>0.6090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07999" calcext:value-type="float">
            <text:p>0.60799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0981" calcext:value-type="float">
            <text:p>0.609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08534" calcext:value-type="float">
            <text:p>0.6085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10334" calcext:value-type="float">
            <text:p>0.6103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09436" calcext:value-type="float">
            <text:p>0.609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09005" calcext:value-type="float">
            <text:p>0.6090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08487" calcext:value-type="float">
            <text:p>0.6084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09853" calcext:value-type="float">
            <text:p>0.6098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08573" calcext:value-type="float">
            <text:p>0.6085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10349" calcext:value-type="float">
            <text:p>0.6103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0923" calcext:value-type="float">
            <text:p>0.609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09062" calcext:value-type="float">
            <text:p>0.60906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08275" calcext:value-type="float">
            <text:p>0.60827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0036" calcext:value-type="float">
            <text:p>0.6100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08752" calcext:value-type="float">
            <text:p>0.6087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09575" calcext:value-type="float">
            <text:p>0.6095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09076" calcext:value-type="float">
            <text:p>0.6090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09317" calcext:value-type="float">
            <text:p>0.6093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08513" calcext:value-type="float">
            <text:p>0.608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1025" calcext:value-type="float">
            <text:p>0.610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08726" calcext:value-type="float">
            <text:p>0.6087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09963" calcext:value-type="float">
            <text:p>0.6099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09459" calcext:value-type="float">
            <text:p>0.6094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09695" calcext:value-type="float">
            <text:p>0.6096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09205" calcext:value-type="float">
            <text:p>0.6092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09313" calcext:value-type="float">
            <text:p>0.6093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08028" calcext:value-type="float">
            <text:p>0.6080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09737" calcext:value-type="float">
            <text:p>0.60973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09251" calcext:value-type="float">
            <text:p>0.6092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09334" calcext:value-type="float">
            <text:p>0.6093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08351" calcext:value-type="float">
            <text:p>0.6083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10043" calcext:value-type="float">
            <text:p>0.6100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0853" calcext:value-type="float">
            <text:p>0.6085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10214" calcext:value-type="float">
            <text:p>0.6102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09668" calcext:value-type="float">
            <text:p>0.6096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09268" calcext:value-type="float">
            <text:p>0.6092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08793" calcext:value-type="float">
            <text:p>0.60879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10462" calcext:value-type="float">
            <text:p>0.61046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09171" calcext:value-type="float">
            <text:p>0.60917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10176" calcext:value-type="float">
            <text:p>0.6101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09249" calcext:value-type="float">
            <text:p>0.6092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09477" calcext:value-type="float">
            <text:p>0.6094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0898" calcext:value-type="float">
            <text:p>0.608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10162" calcext:value-type="float">
            <text:p>0.6101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08979" calcext:value-type="float">
            <text:p>0.60897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09609" calcext:value-type="float">
            <text:p>0.60960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08745" calcext:value-type="float">
            <text:p>0.6087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08938" calcext:value-type="float">
            <text:p>0.6089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08476" calcext:value-type="float">
            <text:p>0.6084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10105" calcext:value-type="float">
            <text:p>0.6101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08676" calcext:value-type="float">
            <text:p>0.6086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09882" calcext:value-type="float">
            <text:p>0.60988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0942" calcext:value-type="float">
            <text:p>0.6094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09163" calcext:value-type="float">
            <text:p>0.6091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09285" calcext:value-type="float">
            <text:p>0.6092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08152" calcext:value-type="float">
            <text:p>0.6081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09755" calcext:value-type="float">
            <text:p>0.60975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09274" calcext:value-type="float">
            <text:p>0.6092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09495" calcext:value-type="float">
            <text:p>0.6094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08409" calcext:value-type="float">
            <text:p>0.6084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09998" calcext:value-type="float">
            <text:p>0.60999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08843" calcext:value-type="float">
            <text:p>0.6088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10062" calcext:value-type="float">
            <text:p>0.61006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09365" calcext:value-type="float">
            <text:p>0.6093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08864" calcext:value-type="float">
            <text:p>0.60886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08363" calcext:value-type="float">
            <text:p>0.6083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09318" calcext:value-type="float">
            <text:p>0.6093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08196" calcext:value-type="float">
            <text:p>0.6081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09761" calcext:value-type="float">
            <text:p>0.609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08924" calcext:value-type="float">
            <text:p>0.6089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09141" calcext:value-type="float">
            <text:p>0.6091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08701" calcext:value-type="float">
            <text:p>0.6087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10251" calcext:value-type="float">
            <text:p>0.61025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08966" calcext:value-type="float">
            <text:p>0.60896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09693" calcext:value-type="float">
            <text:p>0.60969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09004" calcext:value-type="float">
            <text:p>0.6090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09032" calcext:value-type="float">
            <text:p>0.60903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08589" calcext:value-type="float">
            <text:p>0.6085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10122" calcext:value-type="float">
            <text:p>0.6101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08716" calcext:value-type="float">
            <text:p>0.6087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09645" calcext:value-type="float">
            <text:p>0.6096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09219" calcext:value-type="float">
            <text:p>0.6092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09308" calcext:value-type="float">
            <text:p>0.6093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08878" calcext:value-type="float">
            <text:p>0.60887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09592" calcext:value-type="float">
            <text:p>0.60959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08493" calcext:value-type="float">
            <text:p>0.60849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09584" calcext:value-type="float">
            <text:p>0.6095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08842" calcext:value-type="float">
            <text:p>0.60884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09053" calcext:value-type="float">
            <text:p>0.6090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08132" calcext:value-type="float">
            <text:p>0.6081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09632" calcext:value-type="float">
            <text:p>0.6096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08531" calcext:value-type="float">
            <text:p>0.6085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10023" calcext:value-type="float">
            <text:p>0.6100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09591" calcext:value-type="float">
            <text:p>0.60959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09012" calcext:value-type="float">
            <text:p>0.6090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08593" calcext:value-type="float">
            <text:p>0.60859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9742" calcext:value-type="float">
            <text:p>0.60974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08582" calcext:value-type="float">
            <text:p>0.6085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099" calcext:value-type="float">
            <text:p>0.609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09082" calcext:value-type="float">
            <text:p>0.6090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09258" calcext:value-type="float">
            <text:p>0.6092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08496" calcext:value-type="float">
            <text:p>0.6084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09594" calcext:value-type="float">
            <text:p>0.60959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08548" calcext:value-type="float">
            <text:p>0.60854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09237" calcext:value-type="float">
            <text:p>0.6092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08804" calcext:value-type="float">
            <text:p>0.6088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09008" calcext:value-type="float">
            <text:p>0.6090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09233" calcext:value-type="float">
            <text:p>0.6092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07966" calcext:value-type="float">
            <text:p>0.6079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09411" calcext:value-type="float">
            <text:p>0.6094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09002" calcext:value-type="float">
            <text:p>0.6090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09203" calcext:value-type="float">
            <text:p>0.6092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08696" calcext:value-type="float">
            <text:p>0.6086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09373" calcext:value-type="float">
            <text:p>0.60937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08109" calcext:value-type="float">
            <text:p>0.60810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09537" calcext:value-type="float">
            <text:p>0.6095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09126" calcext:value-type="float">
            <text:p>0.6091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09298" calcext:value-type="float">
            <text:p>0.6092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08407" calcext:value-type="float">
            <text:p>0.6084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0952" calcext:value-type="float">
            <text:p>0.609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08469" calcext:value-type="float">
            <text:p>0.60846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09331" calcext:value-type="float">
            <text:p>0.6093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08932" calcext:value-type="float">
            <text:p>0.60893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0861" calcext:value-type="float">
            <text:p>0.608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08208" calcext:value-type="float">
            <text:p>0.6082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0961" calcext:value-type="float">
            <text:p>0.609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08584" calcext:value-type="float">
            <text:p>0.60858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09634" calcext:value-type="float">
            <text:p>0.6096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08683" calcext:value-type="float">
            <text:p>0.60868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08549" calcext:value-type="float">
            <text:p>0.60854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08158" calcext:value-type="float">
            <text:p>0.6081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09545" calcext:value-type="float">
            <text:p>0.6095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08543" calcext:value-type="float">
            <text:p>0.6085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09197" calcext:value-type="float">
            <text:p>0.6091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08807" calcext:value-type="float">
            <text:p>0.6088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08677" calcext:value-type="float">
            <text:p>0.60867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08272" calcext:value-type="float">
            <text:p>0.6082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09644" calcext:value-type="float">
            <text:p>0.6096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08393" calcext:value-type="float">
            <text:p>0.60839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09761" calcext:value-type="float">
            <text:p>0.6097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09098" calcext:value-type="float">
            <text:p>0.6090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09288" calcext:value-type="float">
            <text:p>0.6092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08624" calcext:value-type="float">
            <text:p>0.6086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09171" calcext:value-type="float">
            <text:p>0.60917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08215" calcext:value-type="float">
            <text:p>0.6082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09568" calcext:value-type="float">
            <text:p>0.60956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09089" calcext:value-type="float">
            <text:p>0.60908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09278" calcext:value-type="float">
            <text:p>0.6092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08511" calcext:value-type="float">
            <text:p>0.6085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9333" calcext:value-type="float">
            <text:p>0.6093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08374" calcext:value-type="float">
            <text:p>0.6083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09349" calcext:value-type="float">
            <text:p>0.6093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08953" calcext:value-type="float">
            <text:p>0.6089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8556" calcext:value-type="float">
            <text:p>0.6085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08181" calcext:value-type="float">
            <text:p>0.60818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09512" calcext:value-type="float">
            <text:p>0.6095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08413" calcext:value-type="float">
            <text:p>0.6084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09462" calcext:value-type="float">
            <text:p>0.6094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0873" calcext:value-type="float">
            <text:p>0.6087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08917" calcext:value-type="float">
            <text:p>0.6089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08505" calcext:value-type="float">
            <text:p>0.6085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09821" calcext:value-type="float">
            <text:p>0.6098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0879" calcext:value-type="float">
            <text:p>0.6087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8915" calcext:value-type="float">
            <text:p>0.6089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0854" calcext:value-type="float">
            <text:p>0.608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08725" calcext:value-type="float">
            <text:p>0.6087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08167" calcext:value-type="float">
            <text:p>0.60816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09472" calcext:value-type="float">
            <text:p>0.6094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8331" calcext:value-type="float">
            <text:p>0.6083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963" calcext:value-type="float">
            <text:p>0.6096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8997" calcext:value-type="float">
            <text:p>0.6089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9157" calcext:value-type="float">
            <text:p>0.60915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8786" calcext:value-type="float">
            <text:p>0.60878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918" calcext:value-type="float">
            <text:p>0.609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826" calcext:value-type="float">
            <text:p>0.608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9547" calcext:value-type="float">
            <text:p>0.6095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9102" calcext:value-type="float">
            <text:p>0.6091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8915" calcext:value-type="float">
            <text:p>0.6089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0821" calcext:value-type="float">
            <text:p>0.608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09178" calcext:value-type="float">
            <text:p>0.60917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08214" calcext:value-type="float">
            <text:p>0.6082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09489" calcext:value-type="float">
            <text:p>0.6094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9128" calcext:value-type="float">
            <text:p>0.6091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08841" calcext:value-type="float">
            <text:p>0.60884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8131" calcext:value-type="float">
            <text:p>0.60813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09398" calcext:value-type="float">
            <text:p>0.60939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08495" calcext:value-type="float">
            <text:p>0.6084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09757" calcext:value-type="float">
            <text:p>0.6097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0904" calcext:value-type="float">
            <text:p>0.609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9134" calcext:value-type="float">
            <text:p>0.6091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08779" calcext:value-type="float">
            <text:p>0.60877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09547" calcext:value-type="float">
            <text:p>0.6095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08581" calcext:value-type="float">
            <text:p>0.60858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9196" calcext:value-type="float">
            <text:p>0.60919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8843" calcext:value-type="float">
            <text:p>0.6088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08734" calcext:value-type="float">
            <text:p>0.60873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08379" calcext:value-type="float">
            <text:p>0.60837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09358" calcext:value-type="float">
            <text:p>0.6093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08151" calcext:value-type="float">
            <text:p>0.6081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9389" calcext:value-type="float">
            <text:p>0.60938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9024" calcext:value-type="float">
            <text:p>0.60902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09198" calcext:value-type="float">
            <text:p>0.6091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885" calcext:value-type="float">
            <text:p>0.608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09434" calcext:value-type="float">
            <text:p>0.60943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08547" calcext:value-type="float">
            <text:p>0.6085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09122" calcext:value-type="float">
            <text:p>0.6091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0859" calcext:value-type="float">
            <text:p>0.608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08744" calcext:value-type="float">
            <text:p>0.6087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093" calcext:value-type="float">
            <text:p>0.60809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09313" calcext:value-type="float">
            <text:p>0.6093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08445" calcext:value-type="float">
            <text:p>0.6084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09659" calcext:value-type="float">
            <text:p>0.6096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0904" calcext:value-type="float">
            <text:p>0.6090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8769" calcext:value-type="float">
            <text:p>0.60876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08266" calcext:value-type="float">
            <text:p>0.60826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09473" calcext:value-type="float">
            <text:p>0.6094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08622" calcext:value-type="float">
            <text:p>0.6086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09502" calcext:value-type="float">
            <text:p>0.6095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08764" calcext:value-type="float">
            <text:p>0.60876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08595" calcext:value-type="float">
            <text:p>0.60859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08254" calcext:value-type="float">
            <text:p>0.6082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0945" calcext:value-type="float">
            <text:p>0.609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09165" calcext:value-type="float">
            <text:p>0.6091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08796" calcext:value-type="float">
            <text:p>0.6087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8946" calcext:value-type="float">
            <text:p>0.6089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08372" calcext:value-type="float">
            <text:p>0.6083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09557" calcext:value-type="float">
            <text:p>0.6095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09627" calcext:value-type="float">
            <text:p>0.6096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09293" calcext:value-type="float">
            <text:p>0.6092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09204" calcext:value-type="float">
            <text:p>0.60920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08858" calcext:value-type="float">
            <text:p>0.60885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08982" calcext:value-type="float">
            <text:p>0.60898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08128" calcext:value-type="float">
            <text:p>0.60812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9076" calcext:value-type="float">
            <text:p>0.60907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08741" calcext:value-type="float">
            <text:p>0.6087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08907" calcext:value-type="float">
            <text:p>0.6089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08267" calcext:value-type="float">
            <text:p>0.6082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0912" calcext:value-type="float">
            <text:p>0.609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08159" calcext:value-type="float">
            <text:p>0.6081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09321" calcext:value-type="float">
            <text:p>0.60932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08993" calcext:value-type="float">
            <text:p>0.60899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0877" calcext:value-type="float">
            <text:p>0.608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08336" calcext:value-type="float">
            <text:p>0.6083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949" calcext:value-type="float">
            <text:p>0.6094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08668" calcext:value-type="float">
            <text:p>0.60866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9375" calcext:value-type="float">
            <text:p>0.6093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08692" calcext:value-type="float">
            <text:p>0.6086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8855" calcext:value-type="float">
            <text:p>0.60885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0836" calcext:value-type="float">
            <text:p>0.608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09504" calcext:value-type="float">
            <text:p>0.60950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08647" calcext:value-type="float">
            <text:p>0.6086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919" calcext:value-type="float">
            <text:p>0.609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08664" calcext:value-type="float">
            <text:p>0.60866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08826" calcext:value-type="float">
            <text:p>0.6088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08477" calcext:value-type="float">
            <text:p>0.60847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9341" calcext:value-type="float">
            <text:p>0.6093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08315" calcext:value-type="float">
            <text:p>0.6083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09446" calcext:value-type="float">
            <text:p>0.60944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09123" calcext:value-type="float">
            <text:p>0.6091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08865" calcext:value-type="float">
            <text:p>0.6088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8549" calcext:value-type="float">
            <text:p>0.60854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09084" calcext:value-type="float">
            <text:p>0.6090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0826" calcext:value-type="float">
            <text:p>0.608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09151" calcext:value-type="float">
            <text:p>0.6091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08835" calcext:value-type="float">
            <text:p>0.60883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08994" calcext:value-type="float">
            <text:p>0.6089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8235" calcext:value-type="float">
            <text:p>0.6082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0935" calcext:value-type="float">
            <text:p>0.609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08491" calcext:value-type="float">
            <text:p>0.60849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09384" calcext:value-type="float">
            <text:p>0.60938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08945" calcext:value-type="float">
            <text:p>0.6089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08389" calcext:value-type="float">
            <text:p>0.60838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0907" calcext:value-type="float">
            <text:p>0.609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08276" calcext:value-type="float">
            <text:p>0.6082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09379" calcext:value-type="float">
            <text:p>0.60937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08774" calcext:value-type="float">
            <text:p>0.60877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08914" calcext:value-type="float">
            <text:p>0.6089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08594" calcext:value-type="float">
            <text:p>0.60859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09484" calcext:value-type="float">
            <text:p>0.60948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08532" calcext:value-type="float">
            <text:p>0.60853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08708" calcext:value-type="float">
            <text:p>0.60870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08398" calcext:value-type="float">
            <text:p>0.60839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08554" calcext:value-type="float">
            <text:p>0.6085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08249" calcext:value-type="float">
            <text:p>0.60824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09336" calcext:value-type="float">
            <text:p>0.6093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08385" calcext:value-type="float">
            <text:p>0.60838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9054" calcext:value-type="float">
            <text:p>0.60905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868" calcext:value-type="float">
            <text:p>0.6086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8834" calcext:value-type="float">
            <text:p>0.6088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898" calcext:value-type="float">
            <text:p>0.6089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8138" calcext:value-type="float">
            <text:p>0.6081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9213" calcext:value-type="float">
            <text:p>0.6092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8628" calcext:value-type="float">
            <text:p>0.6086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08788" calcext:value-type="float">
            <text:p>0.60878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8202" calcext:value-type="float">
            <text:p>0.6082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09055" calcext:value-type="float">
            <text:p>0.6090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08287" calcext:value-type="float">
            <text:p>0.6082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354" calcext:value-type="float">
            <text:p>0.60935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09053" calcext:value-type="float">
            <text:p>0.6090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08641" calcext:value-type="float">
            <text:p>0.60864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08288" calcext:value-type="float">
            <text:p>0.6082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09068" calcext:value-type="float">
            <text:p>0.60906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083" calcext:value-type="float">
            <text:p>0.608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09358" calcext:value-type="float">
            <text:p>0.6093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08764" calcext:value-type="float">
            <text:p>0.6087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08695" calcext:value-type="float">
            <text:p>0.60869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08189" calcext:value-type="float">
            <text:p>0.6081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09241" calcext:value-type="float">
            <text:p>0.60924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08472" calcext:value-type="float">
            <text:p>0.60847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08973" calcext:value-type="float">
            <text:p>0.60897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08678" calcext:value-type="float">
            <text:p>0.60867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08813" calcext:value-type="float">
            <text:p>0.6088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0833" calcext:value-type="float">
            <text:p>0.608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08974" calcext:value-type="float">
            <text:p>0.6089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08062" calcext:value-type="float">
            <text:p>0.6080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9104" calcext:value-type="float">
            <text:p>0.60910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08786" calcext:value-type="float">
            <text:p>0.60878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08934" calcext:value-type="float">
            <text:p>0.6089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08502" calcext:value-type="float">
            <text:p>0.6085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08996" calcext:value-type="float">
            <text:p>0.60899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08142" calcext:value-type="float">
            <text:p>0.60814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09175" calcext:value-type="float">
            <text:p>0.60917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08884" calcext:value-type="float">
            <text:p>0.6088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08808" calcext:value-type="float">
            <text:p>0.6088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08205" calcext:value-type="float">
            <text:p>0.60820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09232" calcext:value-type="float">
            <text:p>0.6092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08502" calcext:value-type="float">
            <text:p>0.6085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09134" calcext:value-type="float">
            <text:p>0.60913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08843" calcext:value-type="float">
            <text:p>0.6088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08564" calcext:value-type="float">
            <text:p>0.6085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08278" calcext:value-type="float">
            <text:p>0.60827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09059" calcext:value-type="float">
            <text:p>0.60905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08342" calcext:value-type="float">
            <text:p>0.60834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09359" calcext:value-type="float">
            <text:p>0.6093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08587" calcext:value-type="float">
            <text:p>0.6085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08732" calcext:value-type="float">
            <text:p>0.60873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08444" calcext:value-type="float">
            <text:p>0.60844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09455" calcext:value-type="float">
            <text:p>0.60945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08722" calcext:value-type="float">
            <text:p>0.6087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0915" calcext:value-type="float">
            <text:p>0.609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08857" calcext:value-type="float">
            <text:p>0.60885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08722" calcext:value-type="float">
            <text:p>0.6087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0844" calcext:value-type="float">
            <text:p>0.6084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09252" calcext:value-type="float">
            <text:p>0.60925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08322" calcext:value-type="float">
            <text:p>0.6083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0906" calcext:value-type="float">
            <text:p>0.609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08655" calcext:value-type="float">
            <text:p>0.6086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08745" calcext:value-type="float">
            <text:p>0.60874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08287" calcext:value-type="float">
            <text:p>0.6082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08763" calcext:value-type="float">
            <text:p>0.60876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08057" calcext:value-type="float">
            <text:p>0.6080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09051" calcext:value-type="float">
            <text:p>0.6090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08768" calcext:value-type="float">
            <text:p>0.60876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0891" calcext:value-type="float">
            <text:p>0.608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08369" calcext:value-type="float">
            <text:p>0.60836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0898" calcext:value-type="float">
            <text:p>0.6089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08208" calcext:value-type="float">
            <text:p>0.6082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08965" calcext:value-type="float">
            <text:p>0.6089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08688" calcext:value-type="float">
            <text:p>0.6086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08474" calcext:value-type="float">
            <text:p>0.60847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08196" calcext:value-type="float">
            <text:p>0.6081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09177" calcext:value-type="float">
            <text:p>0.60917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0833" calcext:value-type="float">
            <text:p>0.608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09114" calcext:value-type="float">
            <text:p>0.609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08592" calcext:value-type="float">
            <text:p>0.60859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08719" calcext:value-type="float">
            <text:p>0.60871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09165" calcext:value-type="float">
            <text:p>0.6091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08467" calcext:value-type="float">
            <text:p>0.60846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08586" calcext:value-type="float">
            <text:p>0.60858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08185" calcext:value-type="float">
            <text:p>0.60818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08325" calcext:value-type="float">
            <text:p>0.6083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08045" calcext:value-type="float">
            <text:p>0.6080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09012" calcext:value-type="float">
            <text:p>0.6090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08168" calcext:value-type="float">
            <text:p>0.6081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09132" calcext:value-type="float">
            <text:p>0.60913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08652" calcext:value-type="float">
            <text:p>0.60865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0879" calcext:value-type="float">
            <text:p>0.6087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08381" calcext:value-type="float">
            <text:p>0.60838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0884" calcext:value-type="float">
            <text:p>0.6088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08118" calcext:value-type="float">
            <text:p>0.6081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5" calcext:value-type="float">
            <text:p>0.60889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08627" calcext:value-type="float">
            <text:p>0.6086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0843" calcext:value-type="float">
            <text:p>0.608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07899" calcext:value-type="float">
            <text:p>0.60789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08852" calcext:value-type="float">
            <text:p>0.6088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176" calcext:value-type="float">
            <text:p>0.60817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09126" calcext:value-type="float">
            <text:p>0.6091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08851" calcext:value-type="float">
            <text:p>0.60885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08551" calcext:value-type="float">
            <text:p>0.60855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08098" calcext:value-type="float">
            <text:p>0.60809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09044" calcext:value-type="float">
            <text:p>0.6090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08344" calcext:value-type="float">
            <text:p>0.60834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9287" calcext:value-type="float">
            <text:p>0.60928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08772" calcext:value-type="float">
            <text:p>0.60877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08906" calcext:value-type="float">
            <text:p>0.6089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08553" calcext:value-type="float">
            <text:p>0.60855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0903" calcext:value-type="float">
            <text:p>0.609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08364" calcext:value-type="float">
            <text:p>0.60836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08812" calcext:value-type="float">
            <text:p>0.6088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08387" calcext:value-type="float">
            <text:p>0.6083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08475" calcext:value-type="float">
            <text:p>0.60847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08215" calcext:value-type="float">
            <text:p>0.6082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09146" calcext:value-type="float">
            <text:p>0.6091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08241" calcext:value-type="float">
            <text:p>0.60824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09092" calcext:value-type="float">
            <text:p>0.60909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08831" calcext:value-type="float">
            <text:p>0.6088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08963" calcext:value-type="float">
            <text:p>0.60896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087" calcext:value-type="float">
            <text:p>0.60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09008" calcext:value-type="float">
            <text:p>0.6090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0834" calcext:value-type="float">
            <text:p>0.608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08745" calcext:value-type="float">
            <text:p>0.6087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08467" calcext:value-type="float">
            <text:p>0.60846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8599" calcext:value-type="float">
            <text:p>0.60859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08054" calcext:value-type="float">
            <text:p>0.6080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08813" calcext:value-type="float">
            <text:p>0.6088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08156" calcext:value-type="float">
            <text:p>0.60815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09073" calcext:value-type="float">
            <text:p>0.60907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08635" calcext:value-type="float">
            <text:p>0.6086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08394" calcext:value-type="float">
            <text:p>0.60839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0813" calcext:value-type="float">
            <text:p>0.608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09043" calcext:value-type="float">
            <text:p>0.60904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08276" calcext:value-type="float">
            <text:p>0.60827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09186" calcext:value-type="float">
            <text:p>0.6091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08679" calcext:value-type="float">
            <text:p>0.60867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08561" calcext:value-type="float">
            <text:p>0.6085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08307" calcext:value-type="float">
            <text:p>0.6083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09213" calcext:value-type="float">
            <text:p>0.6092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08575" calcext:value-type="float">
            <text:p>0.6085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09008" calcext:value-type="float">
            <text:p>0.6090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08754" calcext:value-type="float">
            <text:p>0.60875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08798" calcext:value-type="float">
            <text:p>0.6087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08352" calcext:value-type="float">
            <text:p>0.6083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09018" calcext:value-type="float">
            <text:p>0.609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08211" calcext:value-type="float">
            <text:p>0.6082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08903" calcext:value-type="float">
            <text:p>0.6089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08644" calcext:value-type="float">
            <text:p>0.6086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08762" calcext:value-type="float">
            <text:p>0.60876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08406" calcext:value-type="float">
            <text:p>0.60840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08584" calcext:value-type="float">
            <text:p>0.6085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946" calcext:value-type="float">
            <text:p>0.6079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08838" calcext:value-type="float">
            <text:p>0.6088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08588" calcext:value-type="float">
            <text:p>0.6085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08716" calcext:value-type="float">
            <text:p>0.6087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0816" calcext:value-type="float">
            <text:p>0.608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09048" calcext:value-type="float">
            <text:p>0.6090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08315" calcext:value-type="float">
            <text:p>0.6083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09201" calcext:value-type="float">
            <text:p>0.6092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08806" calcext:value-type="float">
            <text:p>0.6088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08616" calcext:value-type="float">
            <text:p>0.6086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08369" calcext:value-type="float">
            <text:p>0.60836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0925" calcext:value-type="float">
            <text:p>0.609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08609" calcext:value-type="float">
            <text:p>0.6086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09154" calcext:value-type="float">
            <text:p>0.6091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08674" calcext:value-type="float">
            <text:p>0.60867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08669" calcext:value-type="float">
            <text:p>0.60866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08421" calcext:value-type="float">
            <text:p>0.6084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09136" calcext:value-type="float">
            <text:p>0.6091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08515" calcext:value-type="float">
            <text:p>0.6085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08934" calcext:value-type="float">
            <text:p>0.6089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08532" calcext:value-type="float">
            <text:p>0.6085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08488" calcext:value-type="float">
            <text:p>0.60848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08245" calcext:value-type="float">
            <text:p>0.6082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08971" calcext:value-type="float">
            <text:p>0.6089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08211" calcext:value-type="float">
            <text:p>0.6082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08912" calcext:value-type="float">
            <text:p>0.6089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08545" calcext:value-type="float">
            <text:p>0.60854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08435" calcext:value-type="float">
            <text:p>0.6084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08186" calcext:value-type="float">
            <text:p>0.60818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086" calcext:value-type="float">
            <text:p>0.608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07989" calcext:value-type="float">
            <text:p>0.60798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08851" calcext:value-type="float">
            <text:p>0.60885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08608" calcext:value-type="float">
            <text:p>0.6086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08721" calcext:value-type="float">
            <text:p>0.6087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0808" calcext:value-type="float">
            <text:p>0.608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08939" calcext:value-type="float">
            <text:p>0.6089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08297" calcext:value-type="float">
            <text:p>0.6082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08932" calcext:value-type="float">
            <text:p>0.6089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08692" calcext:value-type="float">
            <text:p>0.60869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08509" calcext:value-type="float">
            <text:p>0.60850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08268" calcext:value-type="float">
            <text:p>0.60826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8797" calcext:value-type="float">
            <text:p>0.60879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08155" calcext:value-type="float">
            <text:p>0.6081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09006" calcext:value-type="float">
            <text:p>0.6090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08515" calcext:value-type="float">
            <text:p>0.6085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08637" calcext:value-type="float">
            <text:p>0.6086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084" calcext:value-type="float">
            <text:p>0.608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09054" calcext:value-type="float">
            <text:p>0.6090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08299" calcext:value-type="float">
            <text:p>0.60829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08667" calcext:value-type="float">
            <text:p>0.6086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08431" calcext:value-type="float">
            <text:p>0.60843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08543" calcext:value-type="float">
            <text:p>0.6085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08273" calcext:value-type="float">
            <text:p>0.60827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09115" calcext:value-type="float">
            <text:p>0.6091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08361" calcext:value-type="float">
            <text:p>0.6083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08799" calcext:value-type="float">
            <text:p>0.60879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8561" calcext:value-type="float">
            <text:p>0.6085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08682" calcext:value-type="float">
            <text:p>0.6086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08448" calcext:value-type="float">
            <text:p>0.6084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8611" calcext:value-type="float">
            <text:p>0.6086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07969" calcext:value-type="float">
            <text:p>0.60796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08804" calcext:value-type="float">
            <text:p>0.60880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08407" calcext:value-type="float">
            <text:p>0.6084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08066" calcext:value-type="float">
            <text:p>0.60806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08897" calcext:value-type="float">
            <text:p>0.60889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08308" calcext:value-type="float">
            <text:p>0.6083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08998" calcext:value-type="float">
            <text:p>0.60899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0875" calcext:value-type="float">
            <text:p>0.608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0843" calcext:value-type="float">
            <text:p>0.608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08083" calcext:value-type="float">
            <text:p>0.60808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08909" calcext:value-type="float">
            <text:p>0.60890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08319" calcext:value-type="float">
            <text:p>0.60831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08957" calcext:value-type="float">
            <text:p>0.6089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08473" calcext:value-type="float">
            <text:p>0.60847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08592" calcext:value-type="float">
            <text:p>0.6085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08161" calcext:value-type="float">
            <text:p>0.6081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08982" calcext:value-type="float">
            <text:p>0.60898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08392" calcext:value-type="float">
            <text:p>0.60839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785" calcext:value-type="float">
            <text:p>0.60878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08554" calcext:value-type="float">
            <text:p>0.60855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08505" calcext:value-type="float">
            <text:p>0.60850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08277" calcext:value-type="float">
            <text:p>0.60827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08784" calcext:value-type="float">
            <text:p>0.60878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08072" calcext:value-type="float">
            <text:p>0.60807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08821" calcext:value-type="float">
            <text:p>0.6088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0849" calcext:value-type="float">
            <text:p>0.6084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08369" calcext:value-type="float">
            <text:p>0.60836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08758" calcext:value-type="float">
            <text:p>0.6087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08064" calcext:value-type="float">
            <text:p>0.60806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08874" calcext:value-type="float">
            <text:p>0.60887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08555" calcext:value-type="float">
            <text:p>0.60855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08527" calcext:value-type="float">
            <text:p>0.6085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08089" calcext:value-type="float">
            <text:p>0.60808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08895" calcext:value-type="float">
            <text:p>0.6088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08328" calcext:value-type="float">
            <text:p>0.60832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8828" calcext:value-type="float">
            <text:p>0.6088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08603" calcext:value-type="float">
            <text:p>0.6086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08365" calcext:value-type="float">
            <text:p>0.60836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08127" calcext:value-type="float">
            <text:p>0.6081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08928" calcext:value-type="float">
            <text:p>0.6089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0836" calcext:value-type="float">
            <text:p>0.608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08955" calcext:value-type="float">
            <text:p>0.6089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08412" calcext:value-type="float">
            <text:p>0.6084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08519" calcext:value-type="float">
            <text:p>0.6085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08297" calcext:value-type="float">
            <text:p>0.60829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09092" calcext:value-type="float">
            <text:p>0.60909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08516" calcext:value-type="float">
            <text:p>0.6085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08897" calcext:value-type="float">
            <text:p>0.60889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08584" calcext:value-type="float">
            <text:p>0.60858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8485" calcext:value-type="float">
            <text:p>0.60848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08139" calcext:value-type="float">
            <text:p>0.60813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08799" calcext:value-type="float">
            <text:p>0.6087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08059" calcext:value-type="float">
            <text:p>0.6080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08849" calcext:value-type="float">
            <text:p>0.60884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08598" calcext:value-type="float">
            <text:p>0.60859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8711" calcext:value-type="float">
            <text:p>0.60871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08337" calcext:value-type="float">
            <text:p>0.60833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08715" calcext:value-type="float">
            <text:p>0.6087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08155" calcext:value-type="float">
            <text:p>0.6081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08939" calcext:value-type="float">
            <text:p>0.60893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08719" calcext:value-type="float">
            <text:p>0.60871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088" calcext:value-type="float">
            <text:p>0.60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08383" calcext:value-type="float">
            <text:p>0.608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9:30:39.859565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2T19:40:59.421733992</dc:date>
    <meta:editing-duration>PT2H55M39S</meta:editing-duration>
    <meta:editing-cycles>5</meta:editing-cycles>
    <meta:generator>LibreOffice/7.0.3.1$Linux_X86_64 LibreOffice_project/d7547858d014d4cf69878db179d326fc3483e082</meta:generator>
    <meta:document-statistic meta:table-count="1" meta:cell-count="200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draw:stroke-dash="Double_20_Dot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031cm" svg:height="15.247cm" xlink:href=".." xlink:type="simple" chart:class="chart:scatter" chart:style-name="ch1">
        <chart:legend chart:legend-position="end" svg:x="36.179cm" svg:y="7.324cm" style:legend-expansion="high" chart:style-name="ch2"/>
        <chart:plot-area chart:style-name="ch3" table:cell-range-address="wykres.A1:wykres.B1000" svg:x="1.791cm" svg:y="0.304cm" svg:width="33.608cm" svg:height="13.658cm">
          <chart:coordinate-region svg:x="2.703cm" svg:y="0.503cm" svg:width="32.324cm" svg:height="12.812cm"/>
          <chart:axis chart:dimension="x" chart:name="primary-x" chart:style-name="ch4">
            <chart:title svg:x="18.445cm" svg:y="14.266cm" chart:style-name="ch5">
              <text:p>n</text:p>
            </chart:title>
          </chart:axis>
          <chart:axis chart:dimension="y" chart:name="primary-y" chart:style-name="ch6">
            <chart:title svg:x="0.451cm" svg:y="7.746cm" chart:style-name="ch7">
              <text:p>r(n)/n^2</text:p>
            </chart:title>
            <chart:grid chart:style-name="ch8" chart:class="major"/>
          </chart:axis>
          <chart:series chart:style-name="ch9" chart:values-cell-range-address="wykres.B1:wykres.B1000" chart:class="chart:scatter">
            <chart:domain table:cell-range-address="wykres.A1:wykres.A1000"/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ykres.A1:wykres.A1000</svg:desc>
                </draw:g>
              </table:table-cell>
              <table:table-cell office:value-type="float" office:value="1">
                <text:p>1</text:p>
                <draw:g>
                  <svg:desc>wykres.B1:wykre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79012">
                <text:p>0.679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8595">
                <text:p>0.68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31944">
                <text:p>0.63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80473">
                <text:p>0.680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35556">
                <text:p>0.63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1094">
                <text:p>0.621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543">
                <text:p>0.626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6205">
                <text:p>0.66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32653">
                <text:p>0.632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17769">
                <text:p>0.617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48393">
                <text:p>0.648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3264">
                <text:p>0.623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574">
                <text:p>0.62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963">
                <text:p>0.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16071">
                <text:p>0.616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40904">
                <text:p>0.640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9958">
                <text:p>0.639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0854">
                <text:p>0.630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21972">
                <text:p>0.621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26122">
                <text:p>0.626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0387">
                <text:p>0.630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22576">
                <text:p>0.62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617">
                <text:p>0.622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875">
                <text:p>0.61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29982">
                <text:p>0.629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3946">
                <text:p>0.613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1152">
                <text:p>0.631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2345">
                <text:p>0.62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9753">
                <text:p>0.619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894">
                <text:p>0.613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29697">
                <text:p>0.629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7622">
                <text:p>0.617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27655">
                <text:p>0.627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9377">
                <text:p>0.619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3536">
                <text:p>0.613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6941">
                <text:p>0.6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1157">
                <text:p>0.621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4477">
                <text:p>0.614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5266">
                <text:p>0.615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088">
                <text:p>0.61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23671">
                <text:p>0.623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4295">
                <text:p>0.624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9927">
                <text:p>0.619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8544">
                <text:p>0.618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499">
                <text:p>0.61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8935">
                <text:p>0.618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20851">
                <text:p>0.620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6566">
                <text:p>0.61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7307">
                <text:p>0.617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20313">
                <text:p>0.620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2461">
                <text:p>0.612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22819">
                <text:p>0.622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248">
                <text:p>0.6192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7067">
                <text:p>0.617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17811">
                <text:p>0.617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09961">
                <text:p>0.609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19612">
                <text:p>0.619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15607">
                <text:p>0.615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1716">
                <text:p>0.621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13804">
                <text:p>0.613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14251">
                <text:p>0.614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15009">
                <text:p>0.615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11441">
                <text:p>0.611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19997">
                <text:p>0.61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12222">
                <text:p>0.61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1623">
                <text:p>0.61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13303">
                <text:p>0.613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14059">
                <text:p>0.61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11476">
                <text:p>0.611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14626">
                <text:p>0.614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1675">
                <text:p>0.61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12897">
                <text:p>0.6128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16312">
                <text:p>0.6163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17872">
                <text:p>0.617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14922">
                <text:p>0.614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1691">
                <text:p>0.616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11711">
                <text:p>0.6117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18719">
                <text:p>0.618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14132">
                <text:p>0.614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11527">
                <text:p>0.6115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18294">
                <text:p>0.618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13035">
                <text:p>0.613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15728">
                <text:p>0.6157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13481">
                <text:p>0.613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13558">
                <text:p>0.6135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11534">
                <text:p>0.611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14858">
                <text:p>0.614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09097">
                <text:p>0.6090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14097">
                <text:p>0.614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12797">
                <text:p>0.612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13824">
                <text:p>0.613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14731">
                <text:p>0.614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12976">
                <text:p>0.6129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13605">
                <text:p>0.613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15757">
                <text:p>0.615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11054">
                <text:p>0.6110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1411">
                <text:p>0.614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11193">
                <text:p>0.611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09159">
                <text:p>0.6091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1479">
                <text:p>0.61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10534">
                <text:p>0.610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16065">
                <text:p>0.61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12194">
                <text:p>0.612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12796">
                <text:p>0.612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11139">
                <text:p>0.611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14358">
                <text:p>0.61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10484">
                <text:p>0.610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12747">
                <text:p>0.6127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10625">
                <text:p>0.61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08976">
                <text:p>0.608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14162">
                <text:p>0.6141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14666">
                <text:p>0.6146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12838">
                <text:p>0.612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13055">
                <text:p>0.613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10179">
                <text:p>0.610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1232">
                <text:p>0.61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13372">
                <text:p>0.613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11881">
                <text:p>0.6118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12436">
                <text:p>0.612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09805">
                <text:p>0.609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12438">
                <text:p>0.612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09015">
                <text:p>0.609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1376">
                <text:p>0.613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12247">
                <text:p>0.612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1397">
                <text:p>0.61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13809">
                <text:p>0.6138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11038">
                <text:p>0.611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11299">
                <text:p>0.611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0989">
                <text:p>0.609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14354">
                <text:p>0.6143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11012">
                <text:p>0.611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11886">
                <text:p>0.611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10118">
                <text:p>0.6101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10648">
                <text:p>0.610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09361">
                <text:p>0.6093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13682">
                <text:p>0.6136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09846">
                <text:p>0.609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14114">
                <text:p>0.614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11732">
                <text:p>0.6117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12231">
                <text:p>0.612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10793">
                <text:p>0.6107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12622">
                <text:p>0.6126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09521">
                <text:p>0.6095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12171">
                <text:p>0.612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10882">
                <text:p>0.6108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10481">
                <text:p>0.6104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08061">
                <text:p>0.608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12127">
                <text:p>0.612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09239">
                <text:p>0.6092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13251">
                <text:p>0.6132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12047">
                <text:p>0.6120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10835">
                <text:p>0.610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08991">
                <text:p>0.608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12925">
                <text:p>0.612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13697">
                <text:p>0.613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11575">
                <text:p>0.6115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12039">
                <text:p>0.612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10896">
                <text:p>0.6108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13046">
                <text:p>0.613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10126">
                <text:p>0.610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11802">
                <text:p>0.6118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10684">
                <text:p>0.6106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10959">
                <text:p>0.610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11959">
                <text:p>0.6119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12003">
                <text:p>0.6120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10871">
                <text:p>0.6108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11321">
                <text:p>0.6113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11855">
                <text:p>0.611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11332">
                <text:p>0.6113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10281">
                <text:p>0.610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08492">
                <text:p>0.6084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11776">
                <text:p>0.611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10152">
                <text:p>0.610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09481">
                <text:p>0.6094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11908">
                <text:p>0.6119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09322">
                <text:p>0.6093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12708">
                <text:p>0.6127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10718">
                <text:p>0.6107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0994">
                <text:p>0.609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12187">
                <text:p>0.612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09595">
                <text:p>0.609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11082">
                <text:p>0.6110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1008">
                <text:p>0.610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10497">
                <text:p>0.6104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08767">
                <text:p>0.608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12017">
                <text:p>0.612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09149">
                <text:p>0.6091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11075">
                <text:p>0.611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11543">
                <text:p>0.6115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10572">
                <text:p>0.6105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11195">
                <text:p>0.611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0888">
                <text:p>0.60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10025">
                <text:p>0.6100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10426">
                <text:p>0.6104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11847">
                <text:p>0.611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09269">
                <text:p>0.6092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11336">
                <text:p>0.611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09596">
                <text:p>0.6095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08749">
                <text:p>0.6087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09564">
                <text:p>0.609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11306">
                <text:p>0.6113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09453">
                <text:p>0.6094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09724">
                <text:p>0.6097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08866">
                <text:p>0.6088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1182">
                <text:p>0.611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10822">
                <text:p>0.6108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09291">
                <text:p>0.609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09673">
                <text:p>0.6096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11697">
                <text:p>0.611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12015">
                <text:p>0.6120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10983">
                <text:p>0.610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1038">
                <text:p>0.610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1042">
                <text:p>0.610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11125">
                <text:p>0.611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10307">
                <text:p>0.610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10565">
                <text:p>0.610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08661">
                <text:p>0.6086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11428">
                <text:p>0.6114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09414">
                <text:p>0.6094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12156">
                <text:p>0.6121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11325">
                <text:p>0.6113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10588">
                <text:p>0.6105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10849">
                <text:p>0.6108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08929">
                <text:p>0.6089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11235">
                <text:p>0.6112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09691">
                <text:p>0.6096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10042">
                <text:p>0.6100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09688">
                <text:p>0.609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10893">
                <text:p>0.6108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1006">
                <text:p>0.610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1004">
                <text:p>0.610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09286">
                <text:p>0.6092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08833">
                <text:p>0.608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10358">
                <text:p>0.6103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09611">
                <text:p>0.6096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09951">
                <text:p>0.6099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10234">
                <text:p>0.6102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08302">
                <text:p>0.6083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10839">
                <text:p>0.6108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09409">
                <text:p>0.6094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09744">
                <text:p>0.609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08314">
                <text:p>0.6083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10819">
                <text:p>0.6108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08882">
                <text:p>0.6088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11367">
                <text:p>0.6113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10643">
                <text:p>0.6106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09675">
                <text:p>0.6096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08947">
                <text:p>0.6089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09618">
                <text:p>0.6096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11305">
                <text:p>0.611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1031">
                <text:p>0.610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09072">
                <text:p>0.6090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10827">
                <text:p>0.6108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09922">
                <text:p>0.6099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10222">
                <text:p>0.6102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07998">
                <text:p>0.6079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10354">
                <text:p>0.6103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09898">
                <text:p>0.6098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09228">
                <text:p>0.6092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10301">
                <text:p>0.6103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10686">
                <text:p>0.6106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09809">
                <text:p>0.6098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08746">
                <text:p>0.608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08623">
                <text:p>0.6086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10077">
                <text:p>0.6100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08805">
                <text:p>0.608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08164">
                <text:p>0.6081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10988">
                <text:p>0.610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10831">
                <text:p>0.6108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09236">
                <text:p>0.6092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09606">
                <text:p>0.6096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09208">
                <text:p>0.609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10108">
                <text:p>0.6101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1009">
                <text:p>0.61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08916">
                <text:p>0.6089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09908">
                <text:p>0.6099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08371">
                <text:p>0.6083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10495">
                <text:p>0.610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09781">
                <text:p>0.6097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10006">
                <text:p>0.610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10073">
                <text:p>0.6100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1062">
                <text:p>0.610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09647">
                <text:p>0.6096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09244">
                <text:p>0.6092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08403">
                <text:p>0.6084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10459">
                <text:p>0.6104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09245">
                <text:p>0.609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09523">
                <text:p>0.6095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0894">
                <text:p>0.608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10973">
                <text:p>0.6109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09531">
                <text:p>0.6095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09607">
                <text:p>0.6096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10669">
                <text:p>0.6106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08803">
                <text:p>0.608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10298">
                <text:p>0.610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09079">
                <text:p>0.6090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08452">
                <text:p>0.6084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10416">
                <text:p>0.610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09852">
                <text:p>0.6098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09513">
                <text:p>0.6095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10413">
                <text:p>0.610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09013">
                <text:p>0.6090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10428">
                <text:p>0.6104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09861">
                <text:p>0.6098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09486">
                <text:p>0.6094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08526">
                <text:p>0.6085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09886">
                <text:p>0.6098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08438">
                <text:p>0.6084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10344">
                <text:p>0.6103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09533">
                <text:p>0.6095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08713">
                <text:p>0.6087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10153">
                <text:p>0.6101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08339">
                <text:p>0.6083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10192">
                <text:p>0.6101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09662">
                <text:p>0.609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09868">
                <text:p>0.609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09988">
                <text:p>0.6099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0867">
                <text:p>0.608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0924">
                <text:p>0.609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09011">
                <text:p>0.6090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07999">
                <text:p>0.607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08534">
                <text:p>0.608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10334">
                <text:p>0.6103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09436">
                <text:p>0.6094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09005">
                <text:p>0.6090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08487">
                <text:p>0.6084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09853">
                <text:p>0.609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08573">
                <text:p>0.6085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10349">
                <text:p>0.6103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0923">
                <text:p>0.609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09062">
                <text:p>0.6090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08275">
                <text:p>0.6082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10036">
                <text:p>0.6100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609575">
                <text:p>0.6095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08513">
                <text:p>0.6085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609963">
                <text:p>0.609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09459">
                <text:p>0.6094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09695">
                <text:p>0.6096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09205">
                <text:p>0.6092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08028">
                <text:p>0.6080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09251">
                <text:p>0.609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09334">
                <text:p>0.6093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08351">
                <text:p>0.608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10043">
                <text:p>0.6100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0853">
                <text:p>0.608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10214">
                <text:p>0.6102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609668">
                <text:p>0.6096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09268">
                <text:p>0.6092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610462">
                <text:p>0.6104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10176">
                <text:p>0.6101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09477">
                <text:p>0.6094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610162">
                <text:p>0.6101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609609">
                <text:p>0.6096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608938">
                <text:p>0.6089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608476">
                <text:p>0.608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610105">
                <text:p>0.6101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608676">
                <text:p>0.6086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60942">
                <text:p>0.609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609285">
                <text:p>0.6092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608152">
                <text:p>0.6081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609755">
                <text:p>0.6097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609495">
                <text:p>0.6094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608409">
                <text:p>0.608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610062">
                <text:p>0.6100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609365">
                <text:p>0.6093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608864">
                <text:p>0.6088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08363">
                <text:p>0.6083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609318">
                <text:p>0.6093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608924">
                <text:p>0.6089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608701">
                <text:p>0.6087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610251">
                <text:p>0.6102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608966">
                <text:p>0.6089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609693">
                <text:p>0.609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609004">
                <text:p>0.609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609032">
                <text:p>0.6090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608589">
                <text:p>0.6085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610122">
                <text:p>0.610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608878">
                <text:p>0.6088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608493">
                <text:p>0.6084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609584">
                <text:p>0.6095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608842">
                <text:p>0.6088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608132">
                <text:p>0.6081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609632">
                <text:p>0.6096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608593">
                <text:p>0.6085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609742">
                <text:p>0.6097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609082">
                <text:p>0.6090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609258">
                <text:p>0.609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608496">
                <text:p>0.6084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609594">
                <text:p>0.6095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608548">
                <text:p>0.6085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609237">
                <text:p>0.6092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609233">
                <text:p>0.6092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607966">
                <text:p>0.6079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609411">
                <text:p>0.6094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609002">
                <text:p>0.6090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609203">
                <text:p>0.6092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608696">
                <text:p>0.6086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609373">
                <text:p>0.6093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608109">
                <text:p>0.6081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609298">
                <text:p>0.6092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60952">
                <text:p>0.609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609331">
                <text:p>0.6093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60861">
                <text:p>0.608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60961">
                <text:p>0.609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609634">
                <text:p>0.6096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608683">
                <text:p>0.6086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609545">
                <text:p>0.6095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609197">
                <text:p>0.6091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608807">
                <text:p>0.6088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608677">
                <text:p>0.6086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608272">
                <text:p>0.608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609644">
                <text:p>0.6096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608393">
                <text:p>0.6083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609098">
                <text:p>0.6090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609288">
                <text:p>0.6092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609568">
                <text:p>0.6095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609089">
                <text:p>0.6090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609278">
                <text:p>0.609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608511">
                <text:p>0.6085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609333">
                <text:p>0.6093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609349">
                <text:p>0.6093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608556">
                <text:p>0.6085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608181">
                <text:p>0.608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609512">
                <text:p>0.609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608413">
                <text:p>0.608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609462">
                <text:p>0.6094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609821">
                <text:p>0.6098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60854">
                <text:p>0.608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608725">
                <text:p>0.6087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608167">
                <text:p>0.6081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609472">
                <text:p>0.6094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60963">
                <text:p>0.60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608997">
                <text:p>0.6089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609157">
                <text:p>0.6091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60918">
                <text:p>0.609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609102">
                <text:p>0.6091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60821">
                <text:p>0.608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609178">
                <text:p>0.6091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609489">
                <text:p>0.6094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609128">
                <text:p>0.6091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608841">
                <text:p>0.6088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608131">
                <text:p>0.6081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609398">
                <text:p>0.609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608495">
                <text:p>0.6084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609757">
                <text:p>0.6097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608581">
                <text:p>0.6085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609196">
                <text:p>0.6091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608734">
                <text:p>0.6087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608151">
                <text:p>0.6081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609389">
                <text:p>0.6093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609024">
                <text:p>0.6090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609198">
                <text:p>0.6091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609434">
                <text:p>0.6094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608547">
                <text:p>0.6085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60859">
                <text:p>0.608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608744">
                <text:p>0.6087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608093">
                <text:p>0.6080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608445">
                <text:p>0.6084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608769">
                <text:p>0.6087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608266">
                <text:p>0.6082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609473">
                <text:p>0.6094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608622">
                <text:p>0.6086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609502">
                <text:p>0.6095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608595">
                <text:p>0.6085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60945">
                <text:p>0.609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608946">
                <text:p>0.6089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609557">
                <text:p>0.6095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609627">
                <text:p>0.6096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609293">
                <text:p>0.6092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609204">
                <text:p>0.6092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608907">
                <text:p>0.6089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608267">
                <text:p>0.6082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608159">
                <text:p>0.6081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609321">
                <text:p>0.6093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608993">
                <text:p>0.6089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608336">
                <text:p>0.6083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608668">
                <text:p>0.6086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608647">
                <text:p>0.6086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608664">
                <text:p>0.6086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608826">
                <text:p>0.6088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608477">
                <text:p>0.6084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609446">
                <text:p>0.609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609123">
                <text:p>0.6091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608865">
                <text:p>0.6088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609084">
                <text:p>0.6090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609151">
                <text:p>0.6091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608835">
                <text:p>0.6088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608994">
                <text:p>0.6089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608235">
                <text:p>0.6082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60935">
                <text:p>0.609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608491">
                <text:p>0.6084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609384">
                <text:p>0.6093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608945">
                <text:p>0.6089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608389">
                <text:p>0.6083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60907">
                <text:p>0.609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609379">
                <text:p>0.6093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608774">
                <text:p>0.6087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608914">
                <text:p>0.6089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608594">
                <text:p>0.6085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609484">
                <text:p>0.6094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608708">
                <text:p>0.6087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608398">
                <text:p>0.6083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608249">
                <text:p>0.6082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609336">
                <text:p>0.6093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608385">
                <text:p>0.6083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60868">
                <text:p>0.608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608834">
                <text:p>0.6088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608138">
                <text:p>0.6081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608628">
                <text:p>0.6086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608788">
                <text:p>0.6087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608202">
                <text:p>0.6082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609055">
                <text:p>0.6090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609354">
                <text:p>0.6093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608641">
                <text:p>0.6086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608288">
                <text:p>0.6082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609068">
                <text:p>0.6090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608695">
                <text:p>0.6086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608189">
                <text:p>0.6081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609241">
                <text:p>0.6092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608472">
                <text:p>0.6084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608973">
                <text:p>0.6089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608678">
                <text:p>0.6086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608974">
                <text:p>0.6089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608062">
                <text:p>0.6080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609104">
                <text:p>0.6091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608996">
                <text:p>0.6089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608142">
                <text:p>0.6081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609175">
                <text:p>0.609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608205">
                <text:p>0.6082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609232">
                <text:p>0.6092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608564">
                <text:p>0.6085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608278">
                <text:p>0.6082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609059">
                <text:p>0.60905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609359">
                <text:p>0.6093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608732">
                <text:p>0.6087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608444">
                <text:p>0.6084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609455">
                <text:p>0.6094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608857">
                <text:p>0.6088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608763">
                <text:p>0.6087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608057">
                <text:p>0.6080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609051">
                <text:p>0.6090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608768">
                <text:p>0.6087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60891">
                <text:p>0.608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608965">
                <text:p>0.6089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608688">
                <text:p>0.6086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608474">
                <text:p>0.6084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609177">
                <text:p>0.6091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609114">
                <text:p>0.6091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608586">
                <text:p>0.6085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608185">
                <text:p>0.6081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608325">
                <text:p>0.6083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608045">
                <text:p>0.6080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608168">
                <text:p>0.6081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609132">
                <text:p>0.6091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608652">
                <text:p>0.6086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608381">
                <text:p>0.6083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60884">
                <text:p>0.608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608118">
                <text:p>0.6081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608627">
                <text:p>0.6086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607899">
                <text:p>0.6078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608852">
                <text:p>0.6088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608551">
                <text:p>0.6085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608098">
                <text:p>0.6080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609044">
                <text:p>0.6090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608344">
                <text:p>0.6083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609287">
                <text:p>0.6092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608772">
                <text:p>0.6087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608906">
                <text:p>0.6089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608553">
                <text:p>0.6085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608364">
                <text:p>0.6083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608812">
                <text:p>0.6088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608387">
                <text:p>0.6083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608475">
                <text:p>0.6084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609146">
                <text:p>0.6091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608831">
                <text:p>0.6088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608963">
                <text:p>0.60896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60834">
                <text:p>0.608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08054">
                <text:p>0.6080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608156">
                <text:p>0.6081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609073">
                <text:p>0.6090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608635">
                <text:p>0.6086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608394">
                <text:p>0.6083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60813">
                <text:p>0.608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609043">
                <text:p>0.6090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609186">
                <text:p>0.6091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608679">
                <text:p>0.6086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608575">
                <text:p>0.6085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608754">
                <text:p>0.6087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608798">
                <text:p>0.6087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608352">
                <text:p>0.6083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609018">
                <text:p>0.6090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608903">
                <text:p>0.6089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608644">
                <text:p>0.6086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608762">
                <text:p>0.6087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608406">
                <text:p>0.6084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607946">
                <text:p>0.6079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608588">
                <text:p>0.6085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60816">
                <text:p>0.608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609048">
                <text:p>0.6090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609201">
                <text:p>0.6092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608806">
                <text:p>0.6088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608616">
                <text:p>0.6086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60925">
                <text:p>0.609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608609">
                <text:p>0.6086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608674">
                <text:p>0.6086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608669">
                <text:p>0.6086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609136">
                <text:p>0.6091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608488">
                <text:p>0.6084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608245">
                <text:p>0.6082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608971">
                <text:p>0.6089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608912">
                <text:p>0.6089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608545">
                <text:p>0.6085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608435">
                <text:p>0.6084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607989">
                <text:p>0.6079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608721">
                <text:p>0.6087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60808">
                <text:p>0.608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608509">
                <text:p>0.6085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608268">
                <text:p>0.6082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608797">
                <text:p>0.6087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609006">
                <text:p>0.6090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608637">
                <text:p>0.6086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608299">
                <text:p>0.6082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608667">
                <text:p>0.6086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608273">
                <text:p>0.6082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609115">
                <text:p>0.6091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608361">
                <text:p>0.6083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608682">
                <text:p>0.6086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608448">
                <text:p>0.6084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607969">
                <text:p>0.6079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608066">
                <text:p>0.6080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608308">
                <text:p>0.6083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608998">
                <text:p>0.6089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608083">
                <text:p>0.6080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608909">
                <text:p>0.6089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608319">
                <text:p>0.6083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608957">
                <text:p>0.6089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608473">
                <text:p>0.6084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608161">
                <text:p>0.6081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608392">
                <text:p>0.60839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608785">
                <text:p>0.6087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608277">
                <text:p>0.60827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608784">
                <text:p>0.6087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608072">
                <text:p>0.6080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608821">
                <text:p>0.6088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60849">
                <text:p>0.608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608064">
                <text:p>0.6080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608874">
                <text:p>0.6088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608555">
                <text:p>0.6085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608089">
                <text:p>0.6080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608328">
                <text:p>0.6083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608828">
                <text:p>0.6088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608365">
                <text:p>0.60836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608928">
                <text:p>0.6089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608955">
                <text:p>0.6089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608412">
                <text:p>0.6084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608519">
                <text:p>0.6085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608139">
                <text:p>0.6081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608059">
                <text:p>0.6080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608849">
                <text:p>0.6088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608711">
                <text:p>0.6087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608337">
                <text:p>0.6083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608715">
                <text:p>0.6087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608383">
                <text:p>0.608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d7547858d014d4cf69878db179d326fc3483e082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